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a049" officeooo:paragraph-rsid="0008a049"/>
    </style:style>
    <style:style style:name="T1" style:family="text">
      <style:text-properties officeooo:rsid="000a5f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w test file <text:span text:style-name="T1">is new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22:17:19.071819038</meta:creation-date>
    <dc:date>2023-09-08T22:30:29.720035980</dc:date>
    <meta:editing-duration>PT41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1" meta:word-count="5" meta:character-count="20" meta:non-whitespace-character-count="16"/>
  </office:meta>
</office:document-meta>
</file>